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者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气風</text:p>
          </table:table-cell>
          <table:table-cell table:style-name="Default" office:value-type="string" calcext:value-type="string">
            <text:p>子了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瓦</text:p>
          </table:table-cell>
          <table:table-cell office:value-type="string" calcext:value-type="string">
            <text:p>凵臼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周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尹彐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2"/>
          <table:table-cell office:value-type="string" calcext:value-type="string">
            <text:p>九丸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22:48:32.151891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0T23:20:31.936211960</dc:date>
    <meta:editing-duration>P13DT6H53M41S</meta:editing-duration>
    <meta:editing-cycles>2805</meta:editing-cycles>
    <meta:generator>LibreOffice/24.2.6.2$Linux_X86_64 LibreOffice_project/420$Build-2</meta:generator>
    <meta:document-statistic meta:table-count="1" meta:cell-count="445" meta:object-count="0"/>
  </office:meta>
</office:document-meta>
</file>